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43d3" officeooo:paragraph-rsid="000a43d3"/>
    </style:style>
    <style:style style:name="P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officeooo:paragraph-rsid="000a43d3"/>
    </style:style>
    <style:style style:name="P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officeooo:paragraph-rsid="00102d79"/>
    </style:style>
    <style:style style:name="P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0c9347"/>
    </style:style>
    <style:style style:name="P5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size="14pt" officeooo:rsid="000a43d3" officeooo:paragraph-rsid="000a43d3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FreeSans" fo:font-style="italic" fo:font-weight="bold" officeooo:rsid="00102d79" officeooo:paragraph-rsid="00102d79" style:font-style-asian="italic" style:font-weight-asian="bold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officeooo:rsid="000e1ec0" officeooo:paragraph-rsid="000e1ec0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FreeSans" fo:font-size="14pt" fo:font-style="italic" fo:font-weight="bold" officeooo:rsid="00102d79" officeooo:paragraph-rsid="00102d79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FreeSans" fo:font-size="14pt" officeooo:rsid="00102d79" officeooo:paragraph-rsid="00102d79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FreeSans" fo:font-size="14pt" fo:font-style="normal" officeooo:rsid="00102d79" officeooo:paragraph-rsid="00102d79" style:font-size-asian="14pt" style:font-style-asian="normal" style:font-size-complex="14pt" style:font-style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a43d3" officeooo:paragraph-rsid="000a43d3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c1cb3" officeooo:paragraph-rsid="000c1cb3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102d79" officeooo:paragraph-rsid="00102d79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c9347" officeooo:paragraph-rsid="000c9347" style:font-size-asian="14pt" style:font-style-asian="normal" style:font-size-complex="14pt" style:font-style-complex="normal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c9347" officeooo:paragraph-rsid="00102d79" style:font-size-asian="14pt" style:font-style-asian="normal" style:font-size-complex="14pt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d309b" officeooo:paragraph-rsid="000d309b" style:font-size-asian="14pt" style:font-style-asian="normal" style:font-size-complex="14pt" style:font-style-complex="normal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d309b" officeooo:paragraph-rsid="00102d79" style:font-size-asian="14pt" style:font-style-asian="normal" style:font-size-complex="14pt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fo:font-style="normal" officeooo:rsid="000e1ec0" officeooo:paragraph-rsid="000e1ec0" style:font-size-asian="14pt" style:font-style-asian="normal" style:font-size-complex="14pt" style:font-style-complex="normal"/>
    </style:style>
    <style:style style:name="P19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02d79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FreeSans" fo:font-size="14pt" fo:font-style="italic" fo:font-weight="bold" officeooo:rsid="00102d79" officeooo:paragraph-rsid="00102d79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FreeSans" fo:font-size="14pt" fo:font-style="italic" fo:font-weight="bold" officeooo:rsid="00102d79" officeooo:paragraph-rsid="00102d79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1cb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0fe759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e1ec0"/>
    </style:style>
    <style:style style:name="T8" style:family="text">
      <style:text-properties style:text-underline-style="none" officeooo:rsid="000fe759"/>
    </style:style>
    <style:style style:name="T9" style:family="text">
      <style:text-properties style:text-underline-style="none" officeooo:rsid="00110813"/>
    </style:style>
    <style:style style:name="T10" style:family="text">
      <style:text-properties officeooo:rsid="000fe759"/>
    </style:style>
    <style:style style:name="T11" style:family="text">
      <style:text-properties officeooo:rsid="00102d79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0a43d3" style:font-size-asian="14pt" style:font-size-complex="14pt"/>
    </style:style>
    <style:style style:name="T15" style:family="text">
      <style:text-properties fo:font-size="14pt" officeooo:rsid="000fe759" style:font-size-asian="14pt" style:font-size-complex="14pt"/>
    </style:style>
    <style:style style:name="T16" style:family="text">
      <style:text-properties fo:font-size="14pt" officeooo:rsid="000c1cb3" style:font-size-asian="14pt" style:font-size-complex="14pt"/>
    </style:style>
    <style:style style:name="T17" style:family="text">
      <style:text-properties fo:font-size="14pt" fo:font-style="normal" officeooo:rsid="000c9347" style:font-size-asian="14pt" style:font-style-asian="normal" style:font-size-complex="14pt" style:font-style-complex="normal"/>
    </style:style>
    <style:style style:name="T18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h du code 2018, <text:span text:style-name="T1">Marabunta</text:span>, présentation du sujet du Haum</text:p>
      <text:p text:style-name="P6"/>
      <text:p text:style-name="P8">Homme politque :</text:p>
      <text:p text:style-name="P9"/>
      <text:p text:style-name="P13">Mesdames, Messieurs,</text:p>
      <text:p text:style-name="P13"/>
      <text:p text:style-name="P11">En ce début d’année <text:span text:style-name="T11">évoquons quelques</text:span> grands événements de la <text:span text:style-name="T11">l’activité</text:span> spatiale :</text:p>
      <text:p text:style-name="P11"/>
      <text:list xml:id="list6321497586466980610" text:style-name="L1">
        <text:list-item>
          <text:p text:style-name="P19"><text:span text:style-name="T14">Par exemple, un normand à passé 196 jours dans l’espace pour y affiner son </text:span><text:span text:style-name="T15">camembert.</text:span></text:p>
        </text:list-item>
        <text:list-item>
          <text:p text:style-name="P19"><text:span text:style-name="T14">Aussi, dans exactement 11 jours nous aurons un triple </text:span><text:span text:style-name="T15">événement</text:span><text:span text:style-name="T14"> lunaire :</text:span></text:p>
        </text:list-item>
      </text:list>
      <text:list xml:id="list8293916029087149437" text:style-name="L2">
        <text:list-item>
          <text:p text:style-name="P2"><text:span text:style-name="T14">Une super lune</text:span></text:p>
        </text:list-item>
        <text:list-item>
          <text:p text:style-name="P5">une <text:span text:style-name="T10">éclipse</text:span> lunaire</text:p>
        </text:list-item>
        <text:list-item>
          <text:p text:style-name="P5">une lune bleue</text:p>
          <text:p text:style-name="P5"><text:tab/><text:tab/><text:tab/>… concomitamment !</text:p>
          <text:p text:style-name="P5"/>
        </text:list-item>
      </text:list>
      <text:p text:style-name="P11">Pour aller encore plus <text:span text:style-name="T10">loin</text:span> dans la découverte de l’espace on a besoin de l’élite :</text:p>
      <text:list xml:id="list4002395715849200369" text:style-name="L3">
        <text:list-item>
          <text:p text:style-name="P3"><text:span text:style-name="T14">L’élite de la production de qualité, qui sais </text:span><text:span text:style-name="T16">concevoir</text:span><text:span text:style-name="T14"> des solutions réutilisables et originales</text:span></text:p>
        </text:list-item>
        <text:list-item>
          <text:p text:style-name="P3"><text:span text:style-name="T14">L’élite de </text:span><text:span text:style-name="T15">l’efficacité</text:span><text:span text:style-name="T14"> qui sais faire preuve d’audace, de proactivité et de travail en équipe</text:span></text:p>
        </text:list-item>
        <text:list-item>
          <text:p text:style-name="P3"><text:span text:style-name="T14">L’élite de l’implication qui participe activement et collaborativement a l’aventure</text:span></text:p>
        </text:list-item>
      </text:list>
      <text:p text:style-name="P11"/>
      <text:p text:style-name="P11"/>
      <text:p text:style-name="P12">Et cette élite c’est vous !<text:span text:style-name="T3"> </text:span><text:span text:style-name="T18">Enfin ceux qui choisirons notre sujet !</text:span></text:p>
      <text:p text:style-name="P12"><text:span text:style-name="T3"/></text:p>
      <text:p text:style-name="P15">Mais comme toute conquête, celle ci se prépare. </text:p>
      <text:p text:style-name="P15">Bien sur on ne veux pas prendre le risque de vous perdre, vous, l’élite, la crème du du savoir, il vas falloir faire des simulations…. <text:span text:style-name="T10">Et nous y voila</text:span></text:p>
      <text:p text:style-name="P14"/>
      <text:list xml:id="list8845249924370892182" text:style-name="L4">
        <text:list-item>
          <text:p text:style-name="P4"><text:span text:style-name="T17">j’appelle les spécialistes du simulateur.</text:span></text:p>
        </text:list-item>
      </text:list>
      <text:p text:style-name="P14"/>
      <text:p text:style-name="P14"><text:span text:style-name="T10">O</text:span>n vas vous simuler le pire : <text:span text:style-name="T4">vous vous échouez accidentellement sur un </text:span><text:span text:style-name="T5">planète</text:span><text:span text:style-name="T4"> et les moyens a votre disposition sont limités</text:span></text:p>
      <text:p text:style-name="P14"><text:span text:style-name="T4"/></text:p>
      <text:p text:style-name="P8"><text:span text:style-name="T6">Scientifique : </text:span></text:p>
      <text:p text:style-name="P10"><text:span text:style-name="T4"/></text:p>
      <text:p text:style-name="P16"><text:span text:style-name="T6">Alors cette planète c’est la planète Apocrite :</text:span></text:p>
      <text:p text:style-name="P17"><text:span text:style-name="T6">Apocrite c’est, bien sur, un monde isolé au sein du système Holométabole, la planète évolue au cœur <text:s/>d’un environnement numérique impitoyable gouverné par un simulateur intransigeant.</text:span></text:p>
      <text:p text:style-name="P17"><text:span text:style-name="T6">C’est cette planète qui vas accueillir vos agents. </text:span></text:p>
      <text:p text:style-name="P17"><text:soft-page-break/><text:span text:style-name="T6">On sait peut de chose sur elle mais on sait néanmoins qu’elle n’est pas dénuée de confiture.</text:span></text:p>
      <text:p text:style-name="P17"><text:span text:style-name="T6">Cela dit, il est possible que d’autres convoitent le même nectar.</text:span></text:p>
      <text:p text:style-name="P17"><text:span text:style-name="T6">Pour nous vous ser</text:span><text:span text:style-name="T8">e</text:span><text:span text:style-name="T6">z la crème de nos stratèges, et vous aurez a concevoir une tactique adaptée aux scénarios que nous, les spécialistes du simulateur, vous proposerons.</text:span></text:p>
      <text:p text:style-name="P16"><text:span text:style-name="T6">Pour que vous réussissiez votre mission vous bénéficir</text:span><text:span text:style-name="T9">ez <text:s/></text:span><text:span text:style-name="T6"><text:s/>de l’ensemble des connaissances que nous </text:span><text:span text:style-name="T8">possédons</text:span><text:span text:style-name="T6"> sur la </text:span><text:span text:style-name="T8">planète, </text:span><text:span text:style-name="T6">qui vous serons fournis sous forme numérique, par le comité d’experts.</text:span></text:p>
      <text:p text:style-name="P16"><text:span text:style-name="T6">Pour que vous ne soyez pas démuni, nous vous avons concocté un paquet d’outil et une documentation solide qui vous permettront de mener a bien votre mission.</text:span></text:p>
      <text:p text:style-name="P16"><text:span text:style-name="T6"/></text:p>
      <text:p text:style-name="P20"><text:span text:style-name="T6">Homme politque :</text:span></text:p>
      <text:p text:style-name="P8"><text:span text:style-name="T6"/></text:p>
      <text:p text:style-name="P16"><text:span text:style-name="T6">Ha j’oubliais, dans le simulateur, vos agents serons représenté par des fourmis, leurs actions et leurs capacités mémorielle sont limitées.</text:span></text:p>
      <text:p text:style-name="P8"><text:span text:style-name="T6"/></text:p>
      <text:p text:style-name="P8"><text:span text:style-name="T6">Scientifique : </text:span></text:p>
      <text:p text:style-name="P16"><text:span text:style-name="T6"/></text:p>
      <text:p text:style-name="P16"><text:span text:style-name="T6">Concrètement vous aurez à coder un programme qui dit ce que doit faire chaque fourmi et la </text:span><text:span text:style-name="T7">fourmilière.</text:span><text:span text:style-name="T6"> </text:span><text:span text:style-name="T7">Notez que le hackerspace ne s’accommode pas du conventionnel : votre IA gouverne chaque agent indépendamment et c’est leur collaboration qui fera émerger la réussite.</text:span></text:p>
      <text:p text:style-name="P16"><text:span text:style-name="T7"/></text:p>
      <text:p text:style-name="P20"><text:span text:style-name="T7">Homme politque :</text:span></text:p>
      <text:p text:style-name="P18"><text:span text:style-name="T6"/></text:p>
      <text:p text:style-name="P18"><text:span text:style-name="T6">Vous avez compris ce que l’on attend de l’élite :</text:span></text:p>
      <text:p text:style-name="P18"><text:span text:style-name="T6">- concevoir des solutions réutilisables et originales</text:span></text:p>
      <text:p text:style-name="P18"><text:span text:style-name="T6">- faire preuve d’audace, de proactivité et de travail en équipe</text:span></text:p>
      <text:p text:style-name="P18"><text:span text:style-name="T6">- vous impliquez activement et collaborativement</text:span></text:p>
      <text:p text:style-name="P18"><text:span text:style-name="T6"/></text:p>
      <text:p text:style-name="P18"><text:span text:style-name="T6">c’est la dessus que vous serez noté</text:span></text:p>
      <text:p text:style-name="P18"><text:span text:style-name="T6"/></text:p>
      <text:p text:style-name="P18"><text:span text:style-name="T6">Mesdames, messieurs, future élite, je compte sur vous pour faire avancer la <text:s/>découverte de l’espace et </text:span><text:span text:style-name="T8">je </text:span><text:span text:style-name="T6">vous laisse entre les mains des spécialistes du simulateur.</text:span></text:p>
      <text:p text:style-name="P7"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0:00:55.065115298</meta:creation-date>
    <dc:date>2018-01-19T11:06:31.626741856</dc:date>
    <meta:editing-duration>PT15M40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503" meta:character-count="3047" meta:non-whitespace-character-count="2582"/>
  </office:meta>
</office:document-meta>
</file>